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dddddd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9" style:family="table">
      <style:table-properties style:width="26.137cm" table:align="margins"/>
    </style:style>
    <style:style style:name="Table9.A" style:family="table-column">
      <style:table-column-properties style:column-width="9.585cm" style:rel-column-width="24032*"/>
    </style:style>
    <style:style style:name="Table9.B" style:family="table-column">
      <style:table-column-properties style:column-width="8.276cm" style:rel-column-width="20751*"/>
    </style:style>
    <style:style style:name="Table9.C" style:family="table-column">
      <style:table-column-properties style:column-width="8.276cm" style:rel-column-width="20752*"/>
    </style:style>
    <style:style style:name="Table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#dddddd" fo:padding="0.097cm" fo:border="0.5pt solid #000000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style:font-name="Courier New" fo:font-size="10pt" fo:language="zxx" fo:country="none" officeooo:paragraph-rsid="0115dae8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6171b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5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1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officeooo:rsid="00285f0b" officeooo:paragraph-rsid="01187765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119603b" officeooo:paragraph-rsid="0119603b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bold" officeooo:rsid="01084cc3" officeooo:paragraph-rsid="01084c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1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7" style:family="paragraph" style:parent-style-name="Table_20_Heading">
      <style:text-properties officeooo:paragraph-rsid="00cdb627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Heading">
      <style:text-properties officeooo:paragraph-rsid="00f96f63"/>
    </style:style>
    <style:style style:name="P110" style:family="paragraph" style:parent-style-name="Table_20_Contents">
      <style:text-properties officeooo:paragraph-rsid="00c7f6dc"/>
    </style:style>
    <style:style style:name="P111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12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Table_20_Contents">
      <style:text-properties style:font-name="Courier New" fo:font-size="10pt" fo:language="zxx" fo:country="none" officeooo:paragraph-rsid="0103521e" style:font-size-asian="10pt" style:language-asian="zxx" style:country-asian="none" style:font-size-complex="10pt" style:language-complex="zxx" style:country-complex="none"/>
    </style:style>
    <style:style style:name="P115" style:family="paragraph" style:parent-style-name="Table_20_Contents">
      <style:text-properties style:font-name="Courier New" fo:font-size="10pt" fo:language="zxx" fo:country="none" officeooo:rsid="0103521e" officeooo:paragraph-rsid="0103521e" style:font-size-asian="10pt" style:language-asian="zxx" style:country-asian="none" style:font-size-complex="10pt" style:language-complex="zxx" style:country-complex="none"/>
    </style:style>
    <style:style style:name="P116" style:family="paragraph" style:parent-style-name="Table_20_Contents">
      <style:text-properties style:font-name="Courier New" fo:font-size="10pt" fo:language="zxx" fo:country="none" officeooo:rsid="01059988" officeooo:paragraph-rsid="01059988" style:font-size-asian="10pt" style:language-asian="zxx" style:country-asian="none" style:font-size-complex="10pt" style:language-complex="zxx" style:country-complex="none"/>
    </style:style>
    <style:style style:name="P117" style:family="paragraph" style:parent-style-name="Table_20_Contents">
      <style:text-properties style:font-name="Courier New" fo:font-size="10pt" fo:language="zxx" fo:country="none" fo:font-weight="bold" officeooo:rsid="0103f236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8" style:family="paragraph" style:parent-style-name="Preformatted_20_Text">
      <style:text-properties style:font-name="Courier New" fo:language="zxx" fo:country="none" officeooo:paragraph-rsid="0103521e" style:language-asian="zxx" style:country-asian="none" style:language-complex="zxx" style:country-complex="none"/>
    </style:style>
    <style:style style:name="P11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style:language-asian="zxx" style:country-asian="none" style:language-complex="zxx" style:country-complex="none"/>
    </style:style>
    <style:style style:name="P120" style:family="paragraph" style:parent-style-name="Table_20_Contents">
      <style:text-properties style:font-name="Courier New" fo:font-size="10pt" fo:language="zxx" fo:country="none" fo:font-weight="normal" officeooo:rsid="0103521e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1" style:family="paragraph" style:parent-style-name="Table_20_Contents">
      <style:text-properties style:font-name="Courier New" fo:font-size="10pt" fo:language="zxx" fo:country="none" fo:font-weight="bold" officeooo:rsid="010956f3" officeooo:paragraph-rsid="010956f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2" style:family="paragraph" style:parent-style-name="Table_20_Contents">
      <style:text-properties style:font-name="Courier New" fo:font-size="10pt" fo:language="zxx" fo:country="none" officeooo:rsid="010956f3" officeooo:paragraph-rsid="010956f3" style:font-size-asian="10pt" style:language-asian="zxx" style:country-asian="none" style:font-size-complex="10pt" style:language-complex="zxx" style:country-complex="none"/>
    </style:style>
    <style:style style:name="P123" style:family="paragraph" style:parent-style-name="Table_20_Contents">
      <style:text-properties style:font-name="Courier New" fo:font-size="10pt" fo:language="zxx" fo:country="none" fo:font-style="italic" officeooo:rsid="010956f3" officeooo:paragraph-rsid="010956f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24" style:family="paragraph" style:parent-style-name="Table_20_Contents">
      <style:text-properties style:font-name="Courier New" fo:font-size="10pt" fo:language="zxx" fo:country="none" fo:font-weight="normal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5" style:family="paragraph" style:parent-style-name="Table_20_Contents">
      <style:text-properties style:font-name="Courier New" fo:font-size="10pt" fo:language="zxx" fo:country="none" fo:font-weight="bold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6" style:family="paragraph" style:parent-style-name="Table_20_Contents">
      <style:text-properties style:font-name="Courier New" fo:font-size="10pt" fo:language="zxx" fo:country="none" fo:font-weight="normal" officeooo:paragraph-rsid="010d959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7" style:family="paragraph" style:parent-style-name="Table_20_Contents">
      <style:text-properties style:font-name="Courier New" fo:font-size="10pt" fo:language="zxx" fo:country="none" fo:font-weight="bold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8" style:family="paragraph" style:parent-style-name="Table_20_Contents">
      <style:text-properties style:font-name="Courier New" fo:font-size="10pt" fo:language="zxx" fo:country="none" fo:font-weight="normal" officeooo:paragraph-rsid="0103f23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9" style:family="paragraph" style:parent-style-name="Standard">
      <style:text-properties fo:language="zxx" fo:country="none" officeooo:paragraph-rsid="0103521e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1fe7f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1260b70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" style:family="text">
      <style:text-properties officeooo:rsid="0115dae8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style:font-name="Courier New" fo:font-size="10pt" fo:language="zxx" fo:country="none" fo:font-style="italic" officeooo:rsid="0115dae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0" style:family="text">
      <style:text-properties style:font-name="Courier New" fo:font-size="10pt" fo:language="zxx" fo:country="none" officeooo:rsid="0115dae8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officeooo:rsid="001b737f"/>
    </style:style>
    <style:style style:name="T22" style:family="text">
      <style:text-properties officeooo:rsid="0039eda9"/>
    </style:style>
    <style:style style:name="T23" style:family="text">
      <style:text-properties officeooo:rsid="0119603b"/>
    </style:style>
    <style:style style:name="T24" style:family="text">
      <style:text-properties officeooo:rsid="0037af12"/>
    </style:style>
    <style:style style:name="T25" style:family="text">
      <style:text-properties officeooo:rsid="01187765"/>
    </style:style>
    <style:style style:name="T26" style:family="text">
      <style:text-properties officeooo:rsid="00344ea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741202"/>
    </style:style>
    <style:style style:name="T29" style:family="text">
      <style:text-properties officeooo:rsid="00743fc3"/>
    </style:style>
    <style:style style:name="T30" style:family="text">
      <style:text-properties officeooo:rsid="0070d36a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7ff895"/>
    </style:style>
    <style:style style:name="T33" style:family="text">
      <style:text-properties officeooo:rsid="007cc2fb"/>
    </style:style>
    <style:style style:name="T3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5" style:family="text">
      <style:text-properties fo:language="zxx" fo:country="none" style:language-asian="zxx" style:country-asian="none" style:language-complex="zxx" style:country-complex="none"/>
    </style:style>
    <style:style style:name="T36" style:family="text">
      <style:text-properties officeooo:rsid="007cc5a9"/>
    </style:style>
    <style:style style:name="T37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8" style:family="text">
      <style:text-properties officeooo:rsid="00811fd3"/>
    </style:style>
    <style:style style:name="T39" style:family="text">
      <style:text-properties officeooo:rsid="007eaf13"/>
    </style:style>
    <style:style style:name="T40" style:family="text">
      <style:text-properties officeooo:rsid="00805afe"/>
    </style:style>
    <style:style style:name="T41" style:family="text">
      <style:text-properties officeooo:rsid="008c005d"/>
    </style:style>
    <style:style style:name="T42" style:family="text">
      <style:text-properties officeooo:rsid="008cf0cb"/>
    </style:style>
    <style:style style:name="T43" style:family="text">
      <style:text-properties officeooo:rsid="008b97e2"/>
    </style:style>
    <style:style style:name="T44" style:family="text">
      <style:text-properties officeooo:rsid="008d1655"/>
    </style:style>
    <style:style style:name="T45" style:family="text">
      <style:text-properties officeooo:rsid="0096bbfe"/>
    </style:style>
    <style:style style:name="T46" style:family="text">
      <style:text-properties officeooo:rsid="009934c6"/>
    </style:style>
    <style:style style:name="T47" style:family="text">
      <style:text-properties fo:font-weight="bold" officeooo:rsid="009934c6" style:font-weight-asian="bold" style:font-weight-complex="bold"/>
    </style:style>
    <style:style style:name="T48" style:family="text">
      <style:text-properties fo:font-weight="normal" officeooo:rsid="009934c6" style:font-weight-asian="normal" style:font-weight-complex="normal"/>
    </style:style>
    <style:style style:name="T49" style:family="text">
      <style:text-properties fo:font-weight="normal" officeooo:rsid="00a243e7" style:font-weight-asian="normal" style:font-weight-complex="normal"/>
    </style:style>
    <style:style style:name="T50" style:family="text">
      <style:text-properties fo:font-weight="normal" officeooo:rsid="009ab8e1" style:font-weight-asian="normal" style:font-weight-complex="normal"/>
    </style:style>
    <style:style style:name="T51" style:family="text">
      <style:text-properties fo:font-weight="bold" officeooo:rsid="009816f5" style:font-weight-asian="bold" style:font-weight-complex="bold"/>
    </style:style>
    <style:style style:name="T52" style:family="text">
      <style:text-properties officeooo:rsid="009816f5"/>
    </style:style>
    <style:style style:name="T53" style:family="text">
      <style:text-properties officeooo:rsid="00b60f55"/>
    </style:style>
    <style:style style:name="T54" style:family="text">
      <style:text-properties officeooo:rsid="0097b804"/>
    </style:style>
    <style:style style:name="T55" style:family="text">
      <style:text-properties officeooo:rsid="0106d6bb"/>
    </style:style>
    <style:style style:name="T56" style:family="text">
      <style:text-properties officeooo:rsid="00bf0abc"/>
    </style:style>
    <style:style style:name="T57" style:family="text">
      <style:text-properties style:font-name="Courier New" officeooo:rsid="00cc3a00"/>
    </style:style>
    <style:style style:name="T5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9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2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3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4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5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6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7" style:family="text">
      <style:text-properties officeooo:rsid="01091322"/>
    </style:style>
    <style:style style:name="T68" style:family="text">
      <style:text-properties style:font-name="Courier New" fo:font-size="10pt" style:font-size-asian="10pt" style:font-size-complex="10pt"/>
    </style:style>
    <style:style style:name="T69" style:family="text">
      <style:text-properties officeooo:rsid="0103f2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2">0</text:span></text:span><text:span text:style-name="Default_20_Paragraph_20_Font"><text:span text:style-name="T4">.</text:span></text:span><text:span text:style-name="Default_20_Paragraph_20_Font"><text:span text:style-name="T5">5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6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p text:style-name="P4">element.dataset &amp; data-* attributes</text:p>
          </table:table-cell>
          <table:table-cell table:style-name="Table1.C1" office:value-type="string">
            <text:p text:style-name="P4"><text:bookmark text:name="TypedArray_objects"/>TypedArray</text:p>
          </table:table-cell>
        </table:table-row>
        <table:table-row>
          <table:table-cell table:style-name="Table1.A2" office:value-type="string">
            <text:p text:style-name="P5"/>
            <text:p text:style-name="P5">IE8+</text:p>
            <text:p text:style-name="P5"/>
            <text:p text:style-name="P6">localStorage:</text:p>
            <text:p text:style-name="P5">localStorage.length;</text:p>
            <text:p text:style-name="P5">localStorage.key(index);</text:p>
            <text:p text:style-name="P5">localStorage.getItem(key);</text:p>
            <text:p text:style-name="P5">localStorage.setItem(key, data);</text:p>
            <text:p text:style-name="P5">localStorage.removeItem(key);</text:p>
            <text:p text:style-name="P5">localStorage.clear();</text:p>
            <text:p text:style-name="P5"/>
            <text:p text:style-name="Standard"><text:span text:style-name="Source_20_Text"><text:span text:style-name="T7">sessionStorage</text:span></text:span><text:span text:style-name="Default_20_Paragraph_20_Font"><text:span text:style-name="T8">: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length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key(index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get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setItem(key, data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remove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clear();</text:span></text:span></text:p>
            <text:p text:style-name="P5"/>
            <text:p text:style-name="P6">hasItem:</text:p>
            <text:p text:style-name="P5">localStorage.getItem(key) !== null</text:p>
            <text:p text:style-name="Standard"><text:span text:style-name="Source_20_Text"><text:span text:style-name="T9">sessionStorage</text:span></text:span><text:span text:style-name="Default_20_Paragraph_20_Font"><text:span text:style-name="T9">.getItem(key) !== null</text:span></text:span></text:p>
            <text:p text:style-name="P6"/>
            <text:p text:style-name="P6">setJSON:</text:p>
            <text:p text:style-name="P5">localStorage.setItem(key, JSON.stringify(object));</text:p>
            <text:p text:style-name="Standard"><text:span text:style-name="Source_20_Text"><text:span text:style-name="T9">sessionStorage</text:span></text:span><text:span text:style-name="Default_20_Paragraph_20_Font"><text:span text:style-name="T9">.setItem(key, JSON.stringify(object));</text:span></text:span></text:p>
            <text:p text:style-name="P6"/>
            <text:p text:style-name="P6">getJSON:</text:p>
            <text:p text:style-name="P5">JSON.parse(localStorage.getItem(key));</text:p>
            <text:p text:style-name="Standard"><text:span text:style-name="Default_20_Paragraph_20_Font"><text:span text:style-name="T9">JSON.parse(</text:span></text:span><text:span text:style-name="Source_20_Text"><text:span text:style-name="T9">sessionStorage</text:span></text:span><text:span text:style-name="Default_20_Paragraph_20_Font"><text:span text:style-name="T9">.getItem(key));</text:span></text:span></text:p>
          </table:table-cell>
          <table:table-cell table:style-name="Table1.B2" office:value-type="string">
            <text:p text:style-name="P5"/>
            <text:p text:style-name="P5">- IE11 compatible</text:p>
            <text:p text:style-name="P5">- element data-* attributes</text:p>
            <text:p text:style-name="P5">- no methods and events</text:p>
            <text:p text:style-name="P5"/>
            <text:p text:style-name="P6">camelcase:</text:p>
            <text:p text:style-name="P5">element.data-name</text:p>
            <text:p text:style-name="P5"><text:s text:c="2"/>-&gt; element.dataset.name</text:p>
            <text:p text:style-name="P5">element.data-first-second</text:p>
            <text:p text:style-name="P5"><text:s text:c="2"/>-&gt; element.dataset.firstSecond</text:p>
            <text:p text:style-name="P5"/>
            <text:p text:style-name="P6">set:</text:p>
            <text:p text:style-name="P5">element.dataset.name = "value";</text:p>
            <text:p text:style-name="P5">element.dataset["name"] = "value";</text:p>
            <text:p text:style-name="P5">element.setAttribute("data-name", "value");</text:p>
            <text:p text:style-name="P5">element["data-name"] = "value";</text:p>
            <text:p text:style-name="P5"/>
            <text:p text:style-name="P6">get:</text:p>
            <text:p text:style-name="P5">element.dataset.name;</text:p>
            <text:p text:style-name="P5">element.dataset["name"];</text:p>
            <text:p text:style-name="P5">element.getAttribute("data-name");</text:p>
            <text:p text:style-name="P5">element["data-name"];</text:p>
            <text:p text:style-name="P5"/>
            <text:p text:style-name="P6">remove:</text:p>
            <text:p text:style-name="P5">element.removeAttribute("data-name");</text:p>
            <text:p text:style-name="P5"/>
            <text:p text:style-name="P6">check:</text:p>
            <text:p text:style-name="P5">element.hasAttribute("data-name");</text:p>
            <text:p text:style-name="P5"/>
          </table:table-cell>
          <table:table-cell table:style-name="Table1.C2" office:value-type="string">
            <text:p text:style-name="P7"/>
            <text:p text:style-name="Standard"><text:span text:style-name="Default_20_Paragraph_20_Font"><text:span text:style-name="T9">new &lt;TypedArray&gt;(); </text:span></text:span><text:span text:style-name="Default_20_Paragraph_20_Font"><text:span text:style-name="T10">ES2017</text:span></text:span></text:p>
            <text:p text:style-name="P5">new &lt;TypedArray&gt;(length);</text:p>
            <text:p text:style-name="P5">new &lt;TypedArray&gt;(typedArray);</text:p>
            <text:p text:style-name="P8">new &lt;TypedArray&gt;(object);</text:p>
            <text:p text:style-name="P5">new &lt;TypedArray&gt;(buffer[,byteOffset[,len]]);</text:p>
            <text:p text:style-name="P8">&lt;TypedArray&gt;.<text:span text:style-name="T11">from(arrayLike, mapFn);</text:span></text:p>
            <text:p text:style-name="P8">&lt;TypedArray&gt;.<text:span text:style-name="T11">of(element1, /*…,*/ elementN);</text:span></text:p>
            <text:p text:style-name="P8"/>
            <text:p text:style-name="P6">Int8Array();</text:p>
            <text:p text:style-name="P5">-128 to 127, 1 byte, int8_t, Shortint</text:p>
            <text:p text:style-name="P6">Uint8Array();</text:p>
            <text:p text:style-name="P5">0 to 255, 1 byte, uint8_t, <text:span text:style-name="T12">Byte</text:span></text:p>
            <text:p text:style-name="Standard"><text:span text:style-name="Default_20_Paragraph_20_Font"><text:span text:style-name="T8">Uint8ClampedArray();</text:span></text:span></text:p>
            <text:p text:style-name="P5">0 to 255, 1 byte, uint8_t, <text:span text:style-name="T12">Byte</text:span></text:p>
            <text:p text:style-name="P6">Int16Array();</text:p>
            <text:p text:style-name="P5">-32768 to 32767, 2 byte, int16_t, Smallint</text:p>
            <text:p text:style-name="P6">Uint16Array();</text:p>
            <text:p text:style-name="P5">0 to 65535, 2 byte, uint16_t, <text:span text:style-name="T12">Word</text:span></text:p>
            <text:p text:style-name="P6">Int32Array();</text:p>
            <text:p text:style-name="P5">-2147483648 to 2147483647, 4 byte, int32_t</text:p>
            <text:p text:style-name="P6">Uint32Array();</text:p>
            <text:p text:style-name="P5">0 to 4294967295, 4 byte, uint32_t, Longword</text:p>
            <text:p text:style-name="P6">BigInt64Array();</text:p>
            <text:p text:style-name="P5">-2**63 to 2**63-1, 8 byte, int64_t, Int64</text:p>
            <text:p text:style-name="P6">BigUint64Array();</text:p>
            <text:p text:style-name="P5">0 to 2**64-1, 8 byte, uint64_t, Qword</text:p>
            <text:p text:style-name="P9">Float16Array();</text:p>
            <text:p text:style-name="P10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6">Float32Array();</text:p>
            <text:p text:style-name="P5">1.2x10-38 to 3.4x1038, 4 byte, float, <text:span text:style-name="T12">Real</text:span></text:p>
            <text:p text:style-name="P6">Float64Array();</text:p>
            <text:p text:style-name="P5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8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2"><text:span text:style-name="Source_20_Text"><text:span text:style-name="T9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9">&lt;type&gt;,&lt;listener&gt;[,options]);</text:span></text:span></text:p>
            <text:p text:style-name="P12"><text:span text:style-name="Source_20_Text"><text:span text:style-name="T9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9">&lt;type&gt;,&lt;listener&gt;[,options]);</text:span></text:span></text:p>
            <text:p text:style-name="P13"><text:span text:style-name="Source_20_Text"><text:span text:style-name="T9">target.dispatchEvent(&lt;event&gt;); </text:span></text:span><text:span text:style-name="Source_20_Text"><text:span text:style-name="T19">and</text:span></text:span><text:span text:style-name="Source_20_Text"><text:span text:style-name="T20"> </text:span></text:span><text:span text:style-name="Source_20_Text"><text:span text:style-name="T9">target.type();</text:span></text:span><text:span text:style-name="Source_20_Text"><text:span text:style-name="T17"> or </text:span></text:span><text:span text:style-name="Source_20_Text"><text:span text:style-name="T9">target["type"]();</text:span></text:span></text:p>
          </table:table-cell>
          <table:covered-table-cell/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5"/>
            <text:p text:style-name="P13"><text:span text:style-name="Source_20_Text"><text:span text:style-name="T9">IE10+IE11 don't have support for classList on SVG or MathML elements.</text:span></text:span></text:p>
            <text:p text:style-name="P5"/>
            <text:p text:style-name="P6">element.classList.add(String[,String]);</text:p>
            <text:p text:style-name="P5">IE10+11: yes (except the multiple arguments)</text:p>
            <text:p text:style-name="P16"/>
            <text:p text:style-name="P6">element.classList.remove(String[,String]);</text:p>
            <text:p text:style-name="P17">IE10+11: yes (except the multiple arguments)</text:p>
            <text:p text:style-name="P17">- Removing a class that does not exist, does NOT throw an error.</text:p>
            <text:p text:style-name="P5"/>
            <text:p text:style-name="P6">element.classList.contains(String);</text:p>
            <text:p text:style-name="P5">IE10+11: yes</text:p>
            <text:p text:style-name="P16"/>
            <text:p text:style-name="P6">element.classList.toggle(String[,force]);</text:p>
            <text:p text:style-name="P17">IE10+11: yes (except the second argument)</text:p>
            <text:p text:style-name="P17">- When only one argument is present: Toggle class value; if class exists then remove it and return false, if not, then add it and return true.</text:p>
            <text:p text:style-name="P17">- When a second argument is present: If the second argument evaluates to true, add specified class value, and if it evaluates to false, remove it.</text:p>
            <text:p text:style-name="P5"/>
            <text:p text:style-name="P6">element.classList.item(Number);</text:p>
            <text:p text:style-name="P5">IE10+11: yes</text:p>
            <text:p text:style-name="P5"/>
            <text:p text:style-name="P6">element.classList.length;</text:p>
            <text:p text:style-name="P5">IE10+11: yes</text:p>
            <text:p text:style-name="P16"/>
            <text:p text:style-name="P6">element.classList.replace(oldClass, newClass);</text:p>
            <text:p text:style-name="P17">IE10+11: No and the method isn't compatible with the Safari and mobile browsers too.</text:p>
            <text:p text:style-name="P16"/>
            <text:p text:style-name="P6">Remove all classes:</text:p>
            <text:p text:style-name="Standard"><text:span text:style-name="Source_20_Text"><text:span text:style-name="T9">element.className = "";</text:span></text:span></text:p>
            <text:p text:style-name="P5"/>
          </table:table-cell>
          <table:table-cell table:style-name="Table2.B2" office:value-type="string">
            <text:p text:style-name="P5"/>
            <text:p text:style-name="P5">IE8+</text:p>
            <text:p text:style-name="P5"/>
            <text:p text:style-name="Standard"><text:span text:style-name="Default_20_Paragraph_20_Font"><text:span text:style-name="T8">Valid Data Types</text:span></text:span></text:p>
            <text:p text:style-name="P5">- string</text:p>
            <text:p text:style-name="P5">- number</text:p>
            <text:p text:style-name="P5">- object (containing valid JSON values)</text:p>
            <text:p text:style-name="P5">- array</text:p>
            <text:p text:style-name="P5">- boolean</text:p>
            <text:p text:style-name="P5">- date</text:p>
            <text:p text:style-name="P5">- null</text:p>
            <text:p text:style-name="P5"/>
            <text:p text:style-name="Standard"><text:span text:style-name="Default_20_Paragraph_20_Font"><text:span text:style-name="T8">Invalid Data Types</text:span></text:span></text:p>
            <text:p text:style-name="P5">- function</text:p>
            <text:p text:style-name="P5">- Symbol</text:p>
            <text:p text:style-name="Standard"><text:span text:style-name="Default_20_Paragraph_20_Font"><text:span text:style-name="T9">- NaN, Infinity, undefined</text:span></text:span><text:span text:style-name="Default_20_Paragraph_20_Font"><text:span text:style-name="T10"> – will be "null"</text:span></text:span></text:p>
            <text:p text:style-name="P5">- an object with method(s) (functions)</text:p>
            <text:p text:style-name="Standard"><text:span text:style-name="Default_20_Paragraph_20_Font"><text:span text:style-name="T9">- Map, Set, WeakMap, WeakSet</text:span></text:span><text:span text:style-name="Default_20_Paragraph_20_Font"><text:span text:style-name="T10"> – fix: convert to array</text:span></text:span></text:p>
            <text:p text:style-name="Standard"><text:span text:style-name="Default_20_Paragraph_20_Font"><text:span text:style-name="T9">- BigInt - </text:span></text:span><text:span text:style-name="Default_20_Paragraph_20_Font"><text:span text:style-name="T10">fixed in Celestra - BigInt.prototype.toJSON();</text:span></text:span></text:p>
            <text:p text:style-name="P5"/>
            <text:p text:style-name="P6">JSON.stringify(value[,replacer[,space]]);</text:p>
            <text:p text:style-name="P5">Convert a JavaScript object to a JSON string.</text:p>
            <text:p text:style-name="P5"/>
            <text:p text:style-name="P5">JSON.stringify( { a: 1, b: "2", c: true } );</text:p>
            <text:p text:style-name="P16">// -&gt; "{\"a\":1,\"b\":\"2\",\"c\":true}"</text:p>
            <text:p text:style-name="P16"/>
            <text:p text:style-name="P5">JSON.stringify( [1, 2, 3, 4, 5] );</text:p>
            <text:p text:style-name="P16">// -&gt; "[1,2,3,4,5]"</text:p>
            <text:p text:style-name="P16"/>
            <text:p text:style-name="P6">JSON.parse(text[,reviver]);</text:p>
            <text:p text:style-name="P5">Parses a JSON string and returns a JavaScript object.</text:p>
            <text:p text:style-name="P5"/>
            <text:p text:style-name="P5">JSON.parse(JSON.stringify( {a: 1, b: "2", c: true} ));</text:p>
            <text:p text:style-name="P16">// -&gt; Object { a: 1, b: "2", c: true }</text:p>
            <text:p text:style-name="P16"/>
            <text:p text:style-name="P5">JSON.parse(JSON.stringify( [1, 2, 3, 4, 5] ));</text:p>
            <text:p text:style-name="P16">// -&gt; Array(5) [ 1, 2, 3, 4, 5 ]</text:p>
            <text:p text:style-name="P16"/>
          </table:table-cell>
        </table:table-row>
      </table:table>
      <text:p text:style-name="P7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21">(Int64)</text:span></text:p>
          </table:table-cell>
        </table:table-row>
        <table:table-row>
          <table:table-cell table:style-name="Table3.A2" office:value-type="string">
            <text:p text:style-name="P5"/>
            <text:p text:style-name="P13"><text:span text:style-name="Source_20_Text"><text:span text:style-name="T9">IE9: XML support</text:span></text:span></text:p>
            <text:p text:style-name="P13"><text:span text:style-name="Source_20_Text"><text:span text:style-name="T9">IE10+IE11: XML, SVG and HTML support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"sourceStr", "application/xml");</text:span></text:span></text:p>
            <text:p text:style-name="Standard"><text:span text:style-name="Source_20_Text"><text:span text:style-name="T9">Returns a Document, but not a SVGDocument nor a HTML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image/svg+xml");</text:span></text:span></text:p>
            <text:p text:style-name="Standard"><text:span text:style-name="Source_20_Text"><text:span text:style-name="T9">Returns a SVGDocument, which also is a 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text/html");</text:span></text:span></text:p>
            <text:p text:style-name="Standard"><text:span text:style-name="Source_20_Text"><text:span text:style-name="T9">Returns a HTML document.</text:span></text:span></text:p>
            <text:p text:style-name="P5"/>
          </table:table-cell>
          <table:table-cell table:style-name="Table3.B2" table:number-rows-spanned="3" office:value-type="string">
            <text:p text:style-name="P5"/>
            <text:p text:style-name="Standard"><text:span text:style-name="Source_20_Text"><text:span text:style-name="T9">let theBiggestInt = 9007199254740991n;</text:span></text:span></text:p>
            <text:p text:style-name="Standard"><text:span text:style-name="Source_20_Text"><text:span text:style-name="T9">let alsoHuge = BigInt(9007199254740991);</text:span></text:span></text:p>
            <text:p text:style-name="Standard"><text:span text:style-name="Source_20_Text"><text:span text:style-name="T9">let hugeString = BigInt("9007199254740991");</text:span></text:span></text:p>
            <text:p text:style-name="Standard"><text:span text:style-name="Source_20_Text"><text:span text:style-name="T9">let hugeHex = BigInt("0x1fffffffffffff");</text:span></text:span></text:p>
            <text:p text:style-name="Standard"><text:span text:style-name="Source_20_Text"><text:span text:style-name="T9">let hugeBin = BigInt("0b11111111111111111111111111111111111111111111111111111");</text:span></text:span></text:p>
            <text:p text:style-name="Standard"><text:span text:style-name="Source_20_Text"><text:span text:style-name="T10">// all -&gt; 9007199254740991n</text:span></text:span></text:p>
            <text:p text:style-name="P5"/>
            <text:p text:style-name="Standard"><text:span text:style-name="Source_20_Text"><text:span text:style-name="T9">typeof 1n; <text:s text:c="9"/></text:span></text:span><text:span text:style-name="Source_20_Text"><text:span text:style-name="T10">// -&gt; "bigint"</text:span></text:span></text:p>
            <text:p text:style-name="Standard"><text:span text:style-name="Source_20_Text"><text:span text:style-name="T9">typeof BigInt("1"); </text:span></text:span><text:span text:style-name="Source_20_Text"><text:span text:style-name="T10">// -&gt; "bigint"</text:span></text:span></text:p>
            <text:p text:style-name="P5"/>
            <text:p text:style-name="Standard"><text:span text:style-name="Source_20_Text"><text:span text:style-name="T8">Operators:</text:span></text:span><text:span text:style-name="Source_20_Text"><text:span text:style-name="T9"> +, *, -, **, %, Bitwise operators (e.g.: &gt;&gt;&gt;)</text:span></text:span></text:p>
            <text:p text:style-name="P5"/>
            <text:p text:style-name="Standard"><text:span text:style-name="Source_20_Text"><text:span text:style-name="T9">!0n <text:s text:c="5"/></text:span></text:span><text:span text:style-name="Source_20_Text"><text:span text:style-name="T10">// -&gt; true</text:span></text:span></text:p>
            <text:p text:style-name="Standard"><text:span text:style-name="Source_20_Text"><text:span text:style-name="T9">!1n <text:s text:c="5"/></text:span></text:span><text:span text:style-name="Source_20_Text"><text:span text:style-name="T10">// -&gt; false</text:span></text:span></text:p>
            <text:p text:style-name="P5"/>
            <text:p text:style-name="Standard"><text:span text:style-name="Source_20_Text"><text:span text:style-name="T9">4n / 2n <text:s/></text:span></text:span><text:span text:style-name="Source_20_Text"><text:span text:style-name="T10">// -&gt; 2n</text:span></text:span></text:p>
            <text:p text:style-name="Standard"><text:span text:style-name="Source_20_Text"><text:span text:style-name="T9">5n / 2n <text:s/></text:span></text:span><text:span text:style-name="Source_20_Text"><text:span text:style-name="T10">// -&gt; 2n, not 2.5n -&gt; rounded</text:span></text:span></text:p>
            <text:p text:style-name="P5"/>
            <text:p text:style-name="Standard"><text:span text:style-name="Source_20_Text"><text:span text:style-name="T9">1n &lt; 2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1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2 <text:s text:c="2"/></text:span></text:span><text:span text:style-name="Source_20_Text"><text:span text:style-name="T10">// -&gt; false</text:span></text:span></text:p>
            <text:p text:style-name="Standard"><text:span text:style-name="Source_20_Text"><text:span text:style-name="T9">2n &gt;= 2 <text:s/></text:span></text:span><text:span text:style-name="Source_20_Text"><text:span text:style-name="T10">// -&gt; true</text:span></text:span></text:p>
            <text:p text:style-name="P5"/>
            <text:p text:style-name="Standard"><text:span text:style-name="Source_20_Text"><text:span text:style-name="T9">let mixed = [4n, 6, -12n, 10, 4, 0, 0n];</text:span></text:span></text:p>
            <text:p text:style-name="Standard"><text:span text:style-name="Source_20_Text"><text:span text:style-name="T9">mixed.sort();</text:span></text:span><text:span text:style-name="Source_20_Text"><text:span text:style-name="T10">// -&gt; [-12n, 0, 0n, 4n, 4, 6, 10]</text:span></text:span></text:p>
            <text:p text:style-name="P5"/>
            <text:p text:style-name="Standard"><text:span text:style-name="Source_20_Text"><text:span text:style-name="T8">Methods</text:span></text:span></text:p>
            <text:p text:style-name="Standard"><text:span text:style-name="Source_20_Text"><text:span text:style-name="T9">BigInt.asIntN();</text:span></text:span></text:p>
            <text:p text:style-name="Standard"><text:span text:style-name="Source_20_Text"><text:span text:style-name="T10"><text:s text:c="2"/>- BigInt value to a signed integer</text:span></text:span></text:p>
            <text:p text:style-name="Standard"><text:span text:style-name="Source_20_Text"><text:span text:style-name="T9">BigInt.asUintN();</text:span></text:span></text:p>
            <text:p text:style-name="Standard"><text:span text:style-name="Source_20_Text"><text:span text:style-name="T10"><text:s text:c="2"/>- BigInt value to an unsigned integer</text:span></text:span></text:p>
            <text:p text:style-name="Standard"><text:span text:style-name="Source_20_Text"><text:span text:style-name="T9">BigInt.prototype.toLocaleString();</text:span></text:span></text:p>
            <text:p text:style-name="Standard"><text:span text:style-name="Source_20_Text"><text:span text:style-name="T9">BigInt.prototype.toString();</text:span></text:span></text:p>
            <text:p text:style-name="Standard"><text:span text:style-name="Source_20_Text"><text:span text:style-name="T9">BigInt.prototype.valueOf();</text:span></text:span></text:p>
            <text:p text:style-name="P5"/>
          </table:table-cell>
        </table:table-row>
        <table:table-row>
          <table:table-cell table:style-name="Table3.A3" office:value-type="string">
            <text:p text:style-name="P4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9"/>
            <text:p text:style-name="P19">function parseHTML (str) {</text:p>
            <text:p text:style-name="P19"><text:s text:c="2"/>return Array.from(</text:p>
            <text:p text:style-name="P19"><text:s text:c="4"/>(new DOMParser())</text:p>
            <text:p text:style-name="P19"><text:s text:c="6"/>.parseFromString(str, "text/html")</text:p>
            <text:p text:style-name="P19"><text:s text:c="6"/>.childNodes[0]</text:p>
            <text:p text:style-name="P19"><text:s text:c="6"/>.childNodes[1]</text:p>
            <text:p text:style-name="P19"><text:s text:c="6"/>.childNodes</text:p>
            <text:p text:style-name="P19"><text:s text:c="2"/>);</text:p>
            <text:p text:style-name="P19">}</text:p>
            <text:p text:style-name="P19"/>
            <text:p text:style-name="P19">parseHTML(</text:p>
            <text:p text:style-name="P19"><text:s text:c="2"/>"&lt;div&gt;1&lt;p&gt;2&lt;/p&gt;&lt;p&gt;3&lt;/p&gt;&lt;/div&gt;"</text:p>
            <text:p text:style-name="P19"><text:s text:c="2"/>+ "&lt;div&gt;4&lt;p&gt;5&lt;/p&gt;&lt;p&gt;6&lt;/p&gt;&lt;/div&gt;"</text:p>
            <text:p text:style-name="P19"><text:s text:c="2"/>+ "&lt;div&gt;7&lt;/div&gt;"</text:p>
            <text:p text:style-name="P19"><text:s text:c="2"/>+ "&lt;p&gt;8&lt;/p&gt;"</text:p>
            <text:p text:style-name="P19">);</text:p>
            <text:p text:style-name="P20">// -&gt; Array(4) [ div, div, div, p ]</text:p>
            <text:p text:style-name="P20">// Tested in IE11, Edge, Firefox and Chrome.</text:p>
            <text:p text:style-name="P19"/>
          </table:table-cell>
          <table:covered-table-cell table:style-name="Table3.B2"/>
        </table:table-row>
      </table:table>
      <text:p text:style-name="P7"/>
      <text:p text:style-name="P7"/>
      <text:p text:style-name="P7"/>
      <text:p text:style-name="P21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2">Fetch</text:p>
          </table:table-cell>
          <table:table-cell table:style-name="Táblázat1.B1" office:value-type="string">
            <text:p text:style-name="P23">Fetch <text:span text:style-name="T22">POST</text:span></text:p>
          </table:table-cell>
        </table:table-row>
        <table:table-row>
          <table:table-cell table:style-name="Táblázat1.A2" office:value-type="string">
            <text:p text:style-name="P24"/>
            <text:p text:style-name="P25">Firefox, <text:span text:style-name="T23">Firefox for Android</text:span> 39</text:p>
            <text:p text:style-name="P25">Chrome, <text:span text:style-name="T23">Chrome Android, WebView Android</text:span> 42</text:p>
            <text:p text:style-name="P25">Edge 14</text:p>
            <text:p text:style-name="P25">Opera 29</text:p>
            <text:p text:style-name="P25">Safari 10.1, <text:span text:style-name="T23">Safari on iOS 10.3</text:span></text:p>
            <text:p text:style-name="P25">Samsung <text:span text:style-name="T24">I</text:span><text:span text:style-name="T25">nternet</text:span><text:span text:style-name="T24"> </text:span>4.0</text:p>
            <text:p text:style-name="P26">Deno 1, Node.js 18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4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6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7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7">// JSON data parsed by `data.json()` call</text:span></text:p>
            <text:p text:style-name="P29"/>
          </table:table-cell>
        </table:table-row>
      </table:table>
      <text:p text:style-name="P21"/>
      <text:p text:style-name="P21"/>
      <text:p text:style-name="P2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8">m</text:span><text:span text:style-name="T29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30">2</text:span>, Chrome and Edge 8<text:span text:style-name="T30">0</text:span>, Safari 1<text:span text:style-name="T30">3.1</text:span>, <text:span text:style-name="T30">Safari on iOS 13.4, </text:span>Samsung Internet <text:span text:style-name="T30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31">returns its right-hand side operand when its left-hand side operand is null or undefined</text:span>, <text:span text:style-name="T31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31">only assigns if x is nullish</text:span> <text:span text:style-name="T31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31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31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7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7">// 0</text:span></text:p>
            <text:p text:style-name="P48">x &amp;&amp;= 1; <text:span text:style-name="T27">// 0</text:span></text:p>
            <text:p text:style-name="P48">y &amp;&amp;= 1; <text:span text:style-name="T27">// 1</text:span></text:p>
            <text:p text:style-name="P48">y &amp;&amp;= 0; <text:span text:style-name="T27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7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7">// 50</text:span></text:p>
            <text:p text:style-name="P50">a.speed ??= 25; <text:s text:c="3"/><text:span text:style-name="T27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7">// 2</text:span></text:p>
            <text:p text:style-name="P50">b &amp;&amp;= 2; <text:span text:style-name="T27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32">4</text:span><text:span text:style-name="T30">2</text:span>, Chrome <text:span text:style-name="T32">49, </text:span>Edge <text:span text:style-name="T32">12</text:span>, Safari 1<text:span text:style-name="T32">0</text:span>, <text:span text:style-name="T30">Safari on iOS 1</text:span><text:span text:style-name="T32">0</text:span><text:span text:style-name="T30">, </text:span>Samsung Internet <text:span text:style-name="T32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33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4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5">Similar to Object.defineProperty(). Returns a boolean that is </text:span><text:span text:style-name="Source_20_Text"><text:span text:style-name="T34">true</text:span></text:span><text:span text:style-name="T35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4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6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4">Object.getOwnPropertyDescriptor(</text:span></text:span><text:span text:style-name="Source_20_Text"><text:span text:style-name="T37">target</text:span></text:span><text:span text:style-name="Source_20_Text"><text:span text:style-name="T34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4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4">Object.getPrototypeOf(</text:span></text:span><text:span text:style-name="Source_20_Text"><text:span text:style-name="T37">target</text:span></text:span><text:span text:style-name="Source_20_Text"><text:span text:style-name="T34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8">p</text:span>ropertyKey <text:span text:style-name="T39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4">Object.isExtensible(</text:span></text:span><text:span text:style-name="Source_20_Text"><text:span text:style-name="T37">target</text:span></text:span><text:span text:style-name="Source_20_Text"><text:span text:style-name="T34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40">P</text:span>revents new properties from ever being added to an object. <text:span text:style-name="T38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4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40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40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4">Object.setPrototypeOf(target,prototype);</text:span></text:span></text:p>
            <text:p text:style-name="P44"/>
          </table:table-cell>
        </table:table-row>
      </table:table>
      <text:p text:style-name="P21"><text:soft-page-break/></text:p>
      <text:p text:style-name="P7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41">Object</text:span></text:p>
          </table:table-cell>
          <table:table-cell table:style-name="Table6.B1" office:value-type="string">
            <text:p text:style-name="P77">Set <text:span text:style-name="T41">Object </text:span><text:span text:style-name="T42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43">var myMap = new Map(</text:span><text:span text:style-name="T41">[iterable]</text:span><text:span text:style-name="T43">);</text:span></text:p>
            <text:p text:style-name="P78"/>
            <text:p text:style-name="P78">// <text:span text:style-name="T43">The Map object</text:span><text:span text:style-name="T41">s</text:span><text:span text:style-name="T43"> are iterable.</text:span></text:p>
            <text:p text:style-name="P78">for (<text:span text:style-name="T43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41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42">e</text:span> of setB) {</text:p>
            <text:p text:style-name="P81"><text:s text:c="4"/>if (_d.has(<text:span text:style-name="T42">e</text:span>)) { _d.delete(<text:span text:style-name="T42">e</text:span>); } else { _d.add(<text:span text:style-name="T42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41">Set </text:span>{1, 2, 3, 4, 5, 6}</text:p>
            <text:p text:style-name="P81">intersection(setA, setC); <text:s text:c="7"/>// <text:span text:style-name="T41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43">var my</text:span><text:span text:style-name="T41">Set</text:span><text:span text:style-name="T43"> = new </text:span><text:span text:style-name="T41">Set</text:span><text:span text:style-name="T43">(</text:span><text:span text:style-name="T41">[iterable]</text:span><text:span text:style-name="T43">);</text:span></text:p>
            <text:p text:style-name="P84"/>
            <text:p text:style-name="P84">// <text:span text:style-name="T43">The </text:span><text:span text:style-name="T41">Set</text:span><text:span text:style-name="T43"> object</text:span><text:span text:style-name="T41">s</text:span><text:span text:style-name="T43"> are iterable.</text:span></text:p>
            <text:p text:style-name="P84">for (const item of mySet) { console.log(item); }</text:p>
            <text:p text:style-name="P84"/>
            <text:p text:style-name="P84"><text:span text:style-name="T43">var clone</text:span><text:span text:style-name="T41">Set</text:span><text:span text:style-name="T43"> = new </text:span><text:span text:style-name="T41">Set</text:span><text:span text:style-name="T43">(my</text:span><text:span text:style-name="T41">S</text:span><text:span text:style-name="T44">e</text:span><text:span text:style-name="T41">t</text:span><text:span text:style-name="T43">);</text:span></text:p>
            <text:p text:style-name="P84"><text:span text:style-name="T41">Set</text:span><text:span text:style-name="T43">.prototype.size;</text:span></text:p>
            <text:p text:style-name="P84"><text:span text:style-name="T41">Set</text:span><text:span text:style-name="T43">.prototype.</text:span><text:span text:style-name="T41">add</text:span><text:span text:style-name="T43">(&lt;value&gt;); -&gt; </text:span><text:span text:style-name="T41">Set</text:span><text:span text:style-name="T43"> object</text:span></text:p>
            <text:p text:style-name="P81"><text:span text:style-name="T41">Set</text:span>.prototype.has(&lt;<text:span text:style-name="T41">value</text:span>&gt;); -&gt; boolean</text:p>
            <text:p text:style-name="P81"><text:span text:style-name="T41">Set</text:span>.prototype.delete(&lt;<text:span text:style-name="T41">value</text:span>&gt;); -&gt; boolean</text:p>
            <text:p text:style-name="P81"><text:span text:style-name="T41">Set</text:span>.prototype.clear(); -&gt; undefined</text:p>
            <text:p text:style-name="P81"/>
            <text:p text:style-name="P81"><text:span text:style-name="T41">Set</text:span>.prototype.forEach(function (value,<text:span text:style-name="T41">value</text:span>,<text:span text:style-name="T41">set</text:span>)<text:span text:style-name="T41">)</text:span>; -&gt; undefined</text:p>
            <text:p text:style-name="P81"><text:span text:style-name="T41">Set</text:span>.prototype.keys(); -&gt; iterator of <text:span text:style-name="T41">values</text:span></text:p>
            <text:p text:style-name="P81"><text:span text:style-name="T41">Set</text:span>.prototype.values(); -&gt; iterator of values</text:p>
            <text:p text:style-name="P81"><text:span text:style-name="T41">Set</text:span>.prototype.entries(); -&gt; iterator of [<text:span text:style-name="T41">value</text:span>, value]</text:p>
          </table:table-cell>
          <table:covered-table-cell table:style-name="Table6.B2"/>
        </table:table-row>
      </table:table>
      <text:p text:style-name="P76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5">Array.fromAsync(<text:span text:style-name="T45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6">object&gt;[</text:span>,mapFn<text:span text:style-name="T46">[</text:span>,thisArg<text:span text:style-name="T46">]]</text:span>)</text:p>
            <text:p text:style-name="P87"><text:s text:c="2"/>.<text:span text:style-name="T46">then((resultArray) =&gt; /* todo with resultArray */);</text:span></text:p>
            <text:p text:style-name="P88"/>
            <text:p text:style-name="P88"><text:span text:style-name="T47">Object types:</text:span><text:span text:style-name="T46"> </text:span><text:span text:style-name="T48">async iterable, iterable </text:span><text:span text:style-name="T49">(Array, Map, Set, NodeList, etc.)</text:span><text:span text:style-name="T50">, </text:span><text:span text:style-name="T48">array-like</text:span></text:p>
            <text:p text:style-name="P89"/>
            <text:p text:style-name="P90"><text:span text:style-name="T51">mapfn parameters: </text:span><text:span text:style-name="T52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53">Set</text:span></text:p>
            <text:p text:style-name="P91">Set.prototype.union(other): <text:span text:style-name="T53">Set</text:span></text:p>
            <text:p text:style-name="P91">Set.prototype.difference(other): <text:span text:style-name="T53">Set</text:span></text:p>
            <text:p text:style-name="P91">Set.prototype.symmetricDifference(other): <text:span text:style-name="T53">Set</text:span></text:p>
            <text:p text:style-name="P91">Set.prototype.isSubsetOf(other): <text:span text:style-name="T53">Boolean</text:span></text:p>
            <text:p text:style-name="P91">Set.prototype.isSupersetOf(other): <text:span text:style-name="T53">Boolean</text:span></text:p>
            <text:p text:style-name="P91">Set.prototype.isDisjointFrom(other): <text:span text:style-name="T53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4">res</text:span>) =&gt; console.log("asyncIterable1: "+<text:span text:style-name="T54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4">res</text:span>) =&gt; console.log("asyncIterable2: "+<text:span text:style-name="T54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4">res</text:span>) =&gt; console.log("[4,5,6,7,8]: "+<text:span text:style-name="T54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4">res</text:span>) =&gt; console.log("[4,5,6,7,8] + fn: "+<text:span text:style-name="T54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52">res</text:span>) =&gt; console.log("Set: "+<text:span text:style-name="T54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4">res</text:span>) =&gt; console.log("Set + fn: "+<text:span text:style-name="T54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4">res</text:span>) =&gt; console.log("arraylike: "+<text:span text:style-name="T54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4">res</text:span>) =&gt; console.log("arraylike + fn: "+<text:span text:style-name="T54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><text:soft-pag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</text:p>
            <text:p text:style-name="P98">Samsung Internet 26.0</text:p>
            <text:p text:style-name="P98">Deno 1.42, Node.js <text:span text:style-name="T55">22</text:span></text:p>
            <text:p text:style-name="P98"/>
            <text:p text:style-name="P98"/>
            <text:p text:style-name="P99">Usage:</text:p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6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100">// Array(6) [ 1, 2, 3, 4, 5, 6 ]</text:p>
            <text:p text:style-name="P100"/>
          </table:table-cell>
        </table:table-row>
      </table:table>
      <text:p text:style-name="P101"><text:soft-page-break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able:table-row>
            <table:table-cell table:style-name="Table10.A1" table:number-columns-spanned="6" office:value-type="string">
              <text:p text:style-name="P102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03"/>
            <text:p text:style-name="P104">X</text:p>
            <text:p text:style-name="P105"/>
          </table:table-cell>
          <table:table-cell table:style-name="Table10.A2" table:number-rows-spanned="3" office:value-type="string">
            <text:p text:style-name="P104">Y</text:p>
          </table:table-cell>
          <table:table-cell table:style-name="Table10.A2" office:value-type="string">
            <text:p text:style-name="P106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6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57">strict</text:span></text:span><text:span text:style-name="Source_20_Text"><text:span text:style-name="T13"> equality</text:span></text:span></text:a></text:p>
          </table:table-cell>
          <table:table-cell table:style-name="Table10.A2" office:value-type="string">
            <text:p text:style-name="P107"><text:a xlink:type="simple" xlink:href="https://tc39.es/ecma262/multipage/abstract-operations.html#sec-samevalue" text:style-name="Internet_20_link" text:visited-style-name="Visited_20_Internet_20_Link"><text:span text:style-name="Source_20_Text"><text:span text:style-name="T58">Same-value</text:span></text:span></text:a></text:p>
          </table:table-cell>
          <table:table-cell table:style-name="Table10.F2" office:value-type="string">
            <text:p text:style-name="P107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8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08"><text:span text:style-name="Source_20_Text"><text:span text:style-name="T59">X </text:span></text:span><text:span text:style-name="Source_20_Text"><text:span text:style-name="T58">== </text:span></text:span><text:span text:style-name="Source_20_Text"><text:span text:style-name="T59">Y</text:span></text:span></text:p>
          </table:table-cell>
          <table:table-cell table:style-name="Table10.A2" table:number-rows-spanned="2" office:value-type="string">
            <text:p text:style-name="P108"><text:span text:style-name="Source_20_Text"><text:span text:style-name="T59">X </text:span></text:span><text:span text:style-name="Source_20_Text"><text:span text:style-name="T58">=== </text:span></text:span><text:span text:style-name="Source_20_Text"><text:span text:style-name="T59">Y</text:span></text:span></text:p>
          </table:table-cell>
          <table:table-cell table:style-name="Table10.A2" table:number-rows-spanned="2" office:value-type="string">
            <text:p text:style-name="P108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60">Object.is(</text:span></text:span><text:span text:style-name="Source_20_Text"><text:span text:style-name="T61">X</text:span></text:span><text:span text:style-name="Source_20_Text"><text:span text:style-name="T60">, </text:span></text:span><text:span text:style-name="Source_20_Text"><text:span text:style-name="T61">Y</text:span></text:span><text:span text:style-name="Source_20_Text"><text:span text:style-name="T60">)</text:span></text:span></text:a></text:p>
          </table:table-cell>
          <table:table-cell table:style-name="Table10.F2" office:value-type="string">
            <text:p text:style-name="P108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62">[</text:span></text:span><text:span text:style-name="Source_20_Text"><text:span text:style-name="T63">X</text:span></text:span><text:span text:style-name="Source_20_Text"><text:span text:style-name="T62">].includes(</text:span></text:span><text:span text:style-name="Source_20_Text"><text:span text:style-name="T63">Y</text:span></text:span><text:span text:style-name="Source_20_Text"><text:span text:style-name="T62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09"><text:span text:style-name="Source_20_Text"><text:span text:style-name="T64">X === Y</text:span></text:span><text:span text:style-name="Source_20_Text"><text:span text:style-name="T65"> || (</text:span></text:span><text:span text:style-name="Source_20_Text"><text:span text:style-name="T64">X</text:span></text:span><text:span text:style-name="Source_20_Text"><text:span text:style-name="T65"> !== </text:span></text:span><text:span text:style-name="Source_20_Text"><text:span text:style-name="T64">X</text:span></text:span><text:span text:style-name="Source_20_Text"><text:span text:style-name="T65"> &amp;&amp; </text:span></text:span><text:span text:style-name="Source_20_Text"><text:span text:style-name="T64">Y</text:span></text:span><text:span text:style-name="Source_20_Text"><text:span text:style-name="T65"> !== </text:span></text:span><text:span text:style-name="Source_20_Text"><text:span text:style-name="T64">Y</text:span></text:span><text:span text:style-name="Source_20_Text"><text:span text:style-name="T65">)</text:span></text:span></text:p>
          </table:table-cell>
        </table:table-row>
        <table:table-row>
          <table:table-cell table:style-name="Table10.A5" office:value-type="string">
            <text:p text:style-name="P110"><text:span text:style-name="Source_20_Text"><text:span text:style-name="T66">undefined</text:span></text:span></text:p>
          </table:table-cell>
          <table:table-cell table:style-name="Table10.B5" office:value-type="string">
            <text:p text:style-name="P110"><text:span text:style-name="Source_20_Text"><text:span text:style-name="T66">undefined</text:span></text:span></text:p>
          </table:table-cell>
          <table:table-cell table:style-name="Table10.C5" office:value-type="string">
            <text:p text:style-name="P111"><text:span text:style-name="Source_20_Text"><text:span text:style-name="T66">✅ true </text:span></text:span></text:p>
          </table:table-cell>
          <table:table-cell table:style-name="Table10.D5" office:value-type="string">
            <text:p text:style-name="P111"><text:span text:style-name="Source_20_Text"><text:span text:style-name="T66">✅ true </text:span></text:span></text:p>
          </table:table-cell>
          <table:table-cell table:style-name="Table10.E5" office:value-type="string">
            <text:p text:style-name="P111"><text:span text:style-name="Source_20_Text"><text:span text:style-name="T66">✅ true </text:span></text:span></text:p>
          </table:table-cell>
          <table:table-cell table:style-name="Table10.F5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null</text:span></text:span></text:p>
          </table:table-cell>
          <table:table-cell table:style-name="Table10.C6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6" office:value-type="string">
            <text:p text:style-name="P111"><text:span text:style-name="Source_20_Text"><text:span text:style-name="T66">✅ true </text:span></text:span></text:p>
          </table:table-cell>
          <table:table-cell table:style-name="Table10.F6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true</text:span></text:span></text:p>
          </table:table-cell>
          <table:table-cell table:style-name="Table10.B6" office:value-type="string">
            <text:p text:style-name="P110"><text:span text:style-name="Source_20_Text"><text:span text:style-name="T66">true</text:span></text:span></text:p>
          </table:table-cell>
          <table:table-cell table:style-name="Table10.C7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7" office:value-type="string">
            <text:p text:style-name="P111"><text:span text:style-name="Source_20_Text"><text:span text:style-name="T66">✅ true </text:span></text:span></text:p>
          </table:table-cell>
          <table:table-cell table:style-name="Table10.F7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false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8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8" office:value-type="string">
            <text:p text:style-name="P111"><text:span text:style-name="Source_20_Text"><text:span text:style-name="T66">✅ true </text:span></text:span></text:p>
          </table:table-cell>
          <table:table-cell table:style-name="Table10.F8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foo"</text:span></text:span></text:p>
          </table:table-cell>
          <table:table-cell table:style-name="Table10.B6" office:value-type="string">
            <text:p text:style-name="P110"><text:span text:style-name="Source_20_Text"><text:span text:style-name="T66">"foo"</text:span></text:span></text:p>
          </table:table-cell>
          <table:table-cell table:style-name="Table10.C9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9" office:value-type="string">
            <text:p text:style-name="P111"><text:span text:style-name="Source_20_Text"><text:span text:style-name="T66">✅ true </text:span></text:span></text:p>
          </table:table-cell>
          <table:table-cell table:style-name="Table10.F9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0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0" office:value-type="string">
            <text:p text:style-name="P111"><text:span text:style-name="Source_20_Text"><text:span text:style-name="T66">✅ true </text:span></text:span></text:p>
          </table:table-cell>
          <table:table-cell table:style-name="Table10.F10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+0</text:span></text:span></text:p>
          </table:table-cell>
          <table:table-cell table:style-name="Table10.B6" office:value-type="string">
            <text:p text:style-name="P110"><text:span text:style-name="Source_20_Text"><text:span text:style-name="T66">-0</text:span></text:span></text:p>
          </table:table-cell>
          <table:table-cell table:style-name="Table10.C11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1" office:value-type="string">
            <text:p text:style-name="P111"><text:span text:style-name="Source_20_Text"><text:span text:style-name="T66">❌ false</text:span></text:span></text:p>
          </table:table-cell>
          <table:table-cell table:style-name="Table10.F11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+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2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2" office:value-type="string">
            <text:p text:style-name="P111"><text:span text:style-name="Source_20_Text"><text:span text:style-name="T66">✅ true </text:span></text:span></text:p>
          </table:table-cell>
          <table:table-cell table:style-name="Table10.F12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-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3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3" office:value-type="string">
            <text:p text:style-name="P111"><text:span text:style-name="Source_20_Text"><text:span text:style-name="T66">❌ false</text:span></text:span></text:p>
          </table:table-cell>
          <table:table-cell table:style-name="Table10.F13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n</text:span></text:span></text:p>
          </table:table-cell>
          <table:table-cell table:style-name="Table10.B6" office:value-type="string">
            <text:p text:style-name="P110"><text:span text:style-name="Source_20_Text"><text:span text:style-name="T66">-0n</text:span></text:span></text:p>
          </table:table-cell>
          <table:table-cell table:style-name="Table10.C14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4" office:value-type="string">
            <text:p text:style-name="P111"><text:span text:style-name="Source_20_Text"><text:span text:style-name="T66">✅ true </text:span></text:span></text:p>
          </table:table-cell>
          <table:table-cell table:style-name="Table10.F14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15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5" office:value-type="string">
            <text:p text:style-name="P111"><text:span text:style-name="Source_20_Text"><text:span text:style-name="T66">❌ false</text:span></text:span></text:p>
          </table:table-cell>
          <table:table-cell table:style-name="Table10.F15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"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16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6" office:value-type="string">
            <text:p text:style-name="P111"><text:span text:style-name="Source_20_Text"><text:span text:style-name="T66">❌ false</text:span></text:span></text:p>
          </table:table-cell>
          <table:table-cell table:style-name="Table10.F16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"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7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7" office:value-type="string">
            <text:p text:style-name="P111"><text:span text:style-name="Source_20_Text"><text:span text:style-name="T66">❌ false</text:span></text:span></text:p>
          </table:table-cell>
          <table:table-cell table:style-name="Table10.F17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0"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8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8" office:value-type="string">
            <text:p text:style-name="P111"><text:span text:style-name="Source_20_Text"><text:span text:style-name="T66">❌ false</text:span></text:span></text:p>
          </table:table-cell>
          <table:table-cell table:style-name="Table10.F18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17"</text:span></text:span></text:p>
          </table:table-cell>
          <table:table-cell table:style-name="Table10.B6" office:value-type="string">
            <text:p text:style-name="P110"><text:span text:style-name="Source_20_Text"><text:span text:style-name="T66">17</text:span></text:span></text:p>
          </table:table-cell>
          <table:table-cell table:style-name="Table10.C19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9" office:value-type="string">
            <text:p text:style-name="P111"><text:span text:style-name="Source_20_Text"><text:span text:style-name="T66">❌ false</text:span></text:span></text:p>
          </table:table-cell>
          <table:table-cell table:style-name="Table10.F19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[1, 2]</text:span></text:span></text:p>
          </table:table-cell>
          <table:table-cell table:style-name="Table10.B6" office:value-type="string">
            <text:p text:style-name="P110"><text:span text:style-name="Source_20_Text"><text:span text:style-name="T66">"1,2"</text:span></text:span></text:p>
          </table:table-cell>
          <table:table-cell table:style-name="Table10.C20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0" office:value-type="string">
            <text:p text:style-name="P111"><text:span text:style-name="Source_20_Text"><text:span text:style-name="T66">❌ false</text:span></text:span></text:p>
          </table:table-cell>
          <table:table-cell table:style-name="Table10.F20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6">"foo"</text:span></text:span></text:p>
          </table:table-cell>
          <table:table-cell table:style-name="Table10.C21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1" office:value-type="string">
            <text:p text:style-name="P111"><text:span text:style-name="Source_20_Text"><text:span text:style-name="T66">❌ false</text:span></text:span></text:p>
          </table:table-cell>
          <table:table-cell table:style-name="Table10.F21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undefined</text:span></text:span></text:p>
          </table:table-cell>
          <table:table-cell table:style-name="Table10.C22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2" office:value-type="string">
            <text:p text:style-name="P111"><text:span text:style-name="Source_20_Text"><text:span text:style-name="T66">❌ false</text:span></text:span></text:p>
          </table:table-cell>
          <table:table-cell table:style-name="Table10.F22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23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3" office:value-type="string">
            <text:p text:style-name="P111"><text:span text:style-name="Source_20_Text"><text:span text:style-name="T66">❌ false</text:span></text:span></text:p>
          </table:table-cell>
          <table:table-cell table:style-name="Table10.F23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undefined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24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4" office:value-type="string">
            <text:p text:style-name="P111"><text:span text:style-name="Source_20_Text"><text:span text:style-name="T66">❌ false</text:span></text:span></text:p>
          </table:table-cell>
          <table:table-cell table:style-name="Table10.F24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{foo: "bar"}</text:span></text:span></text:p>
          </table:table-cell>
          <table:table-cell table:style-name="Table10.B6" office:value-type="string">
            <text:p text:style-name="P110"><text:span text:style-name="Source_20_Text"><text:span text:style-name="T66">{foo: "bar"}</text:span></text:span></text:p>
          </table:table-cell>
          <table:table-cell table:style-name="Table10.C25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5" office:value-type="string">
            <text:p text:style-name="P111"><text:span text:style-name="Source_20_Text"><text:span text:style-name="T66">❌ false</text:span></text:span></text:p>
          </table:table-cell>
          <table:table-cell table:style-name="Table10.F25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C26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6" office:value-type="string">
            <text:p text:style-name="P111"><text:span text:style-name="Source_20_Text"><text:span text:style-name="T66">❌ false</text:span></text:span></text:p>
          </table:table-cell>
          <table:table-cell table:style-name="Table10.F26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null</text:span></text:span></text:p>
          </table:table-cell>
          <table:table-cell table:style-name="Table10.C27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7" office:value-type="string">
            <text:p text:style-name="P111"><text:span text:style-name="Source_20_Text"><text:span text:style-name="T66">❌ false</text:span></text:span></text:p>
          </table:table-cell>
          <table:table-cell table:style-name="Table10.F27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NaN</text:span></text:span></text:p>
          </table:table-cell>
          <table:table-cell table:style-name="Table10.C28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8" office:value-type="string">
            <text:p text:style-name="P111"><text:span text:style-name="Source_20_Text"><text:span text:style-name="T66">❌ false</text:span></text:span></text:p>
          </table:table-cell>
          <table:table-cell table:style-name="Table10.F28" office:value-type="string">
            <text:p text:style-name="P111"><text:span text:style-name="Source_20_Text"><text:span text:style-name="T66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10"><text:span text:style-name="Source_20_Text"><text:span text:style-name="T66">"foo"</text:span></text:span></text:p>
          </table:table-cell>
          <table:table-cell table:style-name="Table10.B6" office:value-type="string">
            <text:p text:style-name="P110"><text:span text:style-name="Source_20_Text"><text:span text:style-name="T66">NaN</text:span></text:span></text:p>
          </table:table-cell>
          <table:table-cell table:style-name="Table10.C29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9" office:value-type="string">
            <text:p text:style-name="P111"><text:span text:style-name="Source_20_Text"><text:span text:style-name="T66">❌ false</text:span></text:span></text:p>
          </table:table-cell>
          <table:table-cell table:style-name="Table10.F29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30" office:value-type="string">
            <text:p text:style-name="P110"><text:span text:style-name="Source_20_Text"><text:span text:style-name="T66">NaN</text:span></text:span></text:p>
          </table:table-cell>
          <table:table-cell table:style-name="Table10.B30" office:value-type="string">
            <text:p text:style-name="P110"><text:span text:style-name="Source_20_Text"><text:span text:style-name="T66">NaN</text:span></text:span></text:p>
          </table:table-cell>
          <table:table-cell table:style-name="Table10.C30" office:value-type="string">
            <text:p text:style-name="P111"><text:span text:style-name="Source_20_Text"><text:span text:style-name="T66">❌ false</text:span></text:span></text:p>
          </table:table-cell>
          <table:table-cell table:style-name="Table10.D30" office:value-type="string">
            <text:p text:style-name="P111"><text:span text:style-name="Source_20_Text"><text:span text:style-name="T66">❌ false</text:span></text:span></text:p>
          </table:table-cell>
          <table:table-cell table:style-name="Table10.E30" office:value-type="string">
            <text:p text:style-name="P111"><text:span text:style-name="Source_20_Text"><text:span text:style-name="T66">✅ true </text:span></text:span></text:p>
          </table:table-cell>
          <table:table-cell table:style-name="Table10.F30" office:value-type="string">
            <text:p text:style-name="P111"><text:span text:style-name="Source_20_Text"><text:span text:style-name="T66">✅ true </text:span></text:span></text:p>
          </table:table-cell>
        </table:table-row>
      </table:table>
      <text:p text:style-name="P112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13"><text:a xlink:type="simple" xlink:href="https://developer.mozilla.org/en-US/docs/Web/API/Window/structuredClone" text:style-name="Internet_20_link" text:visited-style-name="Visited_20_Internet_20_Link">StructuredClone();</text:a></text:p>
          </table:table-cell>
          <table:table-cell table:style-name="Table9.B1" table:number-columns-spanned="2" office:value-type="string">
            <text:p text:style-name="P113"><text:a xlink:type="simple" xlink:href="https://developer.mozilla.org/en-US/docs/Web/JavaScript/Guide/Data_structures#primitive_values" text:style-name="Internet_20_link" text:visited-style-name="Visited_20_Internet_20_Link">StructuredClone(); Supported types</text:a></text:p>
          </table:table-cell>
          <table:covered-table-cell/>
        </table:table-row>
        <table:table-row>
          <table:table-cell table:style-name="Table9.A2" office:value-type="string">
            <text:p text:style-name="P114"/>
            <text:p text:style-name="P115">Firefox, Firefox for Android 94</text:p>
            <text:p text:style-name="P115">Chrome, Chrome Android, WebView Android 98</text:p>
            <text:p text:style-name="P115">Edge 98</text:p>
            <text:p text:style-name="P115">Opera 84</text:p>
            <text:p text:style-name="P115">Opera Android 68</text:p>
            <text:p text:style-name="P115">Safari, Safari for iOS, WebView on iOS 15.4</text:p>
            <text:p text:style-name="P115">Samsung Internet 18</text:p>
            <text:p text:style-name="P115">Deno 1.14, Node.js 17</text:p>
            <text:p text:style-name="P116">Supported in all major browsers.</text:p>
            <text:p text:style-name="P114"/>
            <text:p text:style-name="P114"/>
            <text:p text:style-name="P114">The structuredClone() <text:span text:style-name="T67">function</text:span> creates a deep clone of a given value using the structured clone algorithm.</text:p>
            <text:p text:style-name="P114"/>
            <text:p text:style-name="P114"/>
            <text:p text:style-name="P117">Usage:</text:p>
            <text:p text:style-name="P117"/>
            <text:p text:style-name="P118"><text:span text:style-name="Source_20_Text"><text:span text:style-name="T68">structuredClone(value)</text:span></text:span></text:p>
            <text:p text:style-name="P119"><text:span text:style-name="Source_20_Text"><text:span text:style-name="T13">structuredClone(value, options)</text:span></text:span></text:p>
            <text:p text:style-name="P120">Options:</text:p>
            <text:p text:style-name="P115"><text:s text:c="2"/>transfer: An array of transferable objects that will be moved rather than cloned to the returned object.</text:p>
            <text:p text:style-name="P114"/>
            <text:p text:style-name="P114"/>
            <text:p text:style-name="P121">Example:</text:p>
            <text:p text:style-name="P122"/>
            <text:p text:style-name="P122">let x = { "a": [1, 2], "b": "lorem ipsum" };</text:p>
            <text:p text:style-name="P122">let y = structuredClone(x);</text:p>
            <text:p text:style-name="P122">console.log(x <text:s text:c="5"/>=== y);<text:span text:style-name="T27"> <text:s text:c="5"/>// false</text:span></text:p>
            <text:p text:style-name="P122">console.log(x.a <text:s text:c="3"/>=== y.a);<text:span text:style-name="T27"> <text:s text:c="3"/>// false</text:span></text:p>
            <text:p text:style-name="P122">console.log(x.a[0] === y.a[0]);<text:span text:style-name="T27"> // true</text:span></text:p>
            <text:p text:style-name="P122">console.log(x.a[1] === y.a[1]);<text:span text:style-name="T27"> // true</text:span></text:p>
            <text:p text:style-name="P122">console.log(x.b <text:s text:c="3"/>=== y.b);<text:span text:style-name="T27"> <text:s text:c="3"/>// true</text:span></text:p>
            <text:p text:style-name="P123"/>
          </table:table-cell>
          <table:table-cell table:style-name="Table9.B2" office:value-type="string">
            <text:p text:style-name="P124"/>
            <text:p text:style-name="P125">Primitive types, except Symbol:</text:p>
            <text:p text:style-name="P124"/>
            <text:p text:style-name="P124">Null</text:p>
            <text:p text:style-name="P124">Undefined</text:p>
            <text:p text:style-name="P124">Boolean</text:p>
            <text:p text:style-name="P124">Number</text:p>
            <text:p text:style-name="P124">BigInt</text:p>
            <text:p text:style-name="P124">String</text:p>
            <text:p text:style-name="P124"/>
            <text:p text:style-name="P125">Object types:</text:p>
            <text:p text:style-name="P125"/>
            <text:p text:style-name="P124">Array</text:p>
            <text:p text:style-name="P124">ArrayBuffer</text:p>
            <text:p text:style-name="P124">Boolean</text:p>
            <text:p text:style-name="P124">DataView</text:p>
            <text:p text:style-name="P124">Date</text:p>
            <text:p text:style-name="P124">Map</text:p>
            <text:p text:style-name="P124">Number</text:p>
            <text:p text:style-name="P124">Object objects: but only plain objects (e.g., from object literals).</text:p>
            <text:p text:style-name="P124">RegExp <text:span text:style-name="T69">(l</text:span>astIndex is not preserved<text:span text:style-name="T69">)</text:span></text:p>
            <text:p text:style-name="P124">Set</text:p>
            <text:p text:style-name="P124">String</text:p>
            <text:p text:style-name="P124">TypedArray</text:p>
            <text:p text:style-name="P124"/>
            <text:p text:style-name="P125">Error objects:</text:p>
            <text:p text:style-name="P125"/>
            <text:p text:style-name="P126">AggregateError <text:span text:style-name="T69">(cloning not supported in every JS interpreter)</text:span></text:p>
            <text:p text:style-name="P124">Error</text:p>
            <text:p text:style-name="P124">EvalError</text:p>
            <text:p text:style-name="P124">RangeError</text:p>
            <text:p text:style-name="P124">ReferenceError</text:p>
            <text:p text:style-name="P124">SyntaxError</text:p>
            <text:p text:style-name="P124">TypeError</text:p>
            <text:p text:style-name="P124">URIError</text:p>
            <text:p text:style-name="P124"/>
          </table:table-cell>
          <table:table-cell table:style-name="Table9.C2" office:value-type="string">
            <text:p text:style-name="P127"/>
            <text:p text:style-name="P127">Web/API types:</text:p>
            <text:p text:style-name="P127"/>
            <text:p text:style-name="P128">AudioData</text:p>
            <text:p text:style-name="P128">Blob</text:p>
            <text:p text:style-name="P128">CropTarget</text:p>
            <text:p text:style-name="P128">CryptoKey</text:p>
            <text:p text:style-name="P128">DOMException: browsers must serialize the properties name and message. Other attributes may also be serialized/cloned.</text:p>
            <text:p text:style-name="P128">DOMMatrix</text:p>
            <text:p text:style-name="P128">DOMMatrixReadOnly</text:p>
            <text:p text:style-name="P128">DOMPoint</text:p>
            <text:p text:style-name="P128">DOMPointReadOnly</text:p>
            <text:p text:style-name="P128">DOMQuad</text:p>
            <text:p text:style-name="P128">DOMRect</text:p>
            <text:p text:style-name="P128">DOMRectReadOnly</text:p>
            <text:p text:style-name="P128">EncodedAudioChunk</text:p>
            <text:p text:style-name="P128">EncodedVideoChunk</text:p>
            <text:p text:style-name="P128">FencedFrameConfig</text:p>
            <text:p text:style-name="P128">File</text:p>
            <text:p text:style-name="P128">FileList</text:p>
            <text:p text:style-name="P128">FileSystemDirectoryHandle</text:p>
            <text:p text:style-name="P128">FileSystemFileHandle</text:p>
            <text:p text:style-name="P128">FileSystemHandle</text:p>
            <text:p text:style-name="P128">GPUCompilationInfo</text:p>
            <text:p text:style-name="P128">GPUCompilationMessage</text:p>
            <text:p text:style-name="P128">GPUPipelineError</text:p>
            <text:p text:style-name="P128">ImageBitmap</text:p>
            <text:p text:style-name="P128">ImageData</text:p>
            <text:p text:style-name="P128">RTCCertificate</text:p>
            <text:p text:style-name="P128">RTCEncodedAudioFrame</text:p>
            <text:p text:style-name="P128">RTCEncodedVideoFrame</text:p>
            <text:p text:style-name="P128">VideoFrame</text:p>
            <text:p text:style-name="P128">WebTransportError</text:p>
          </table:table-cell>
        </table:table-row>
      </table:table>
      <text:p text:style-name="P1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9-21T13:24:40.299027800</dc:date>
    <meta:print-date>2025-08-24T18:46:35.475681400</meta:print-date>
    <meta:editing-cycles>414</meta:editing-cycles>
    <meta:editing-duration>PT18H4M45S</meta:editing-duration>
    <meta:printed-by>PDF files</meta:printed-by>
    <meta:document-statistic meta:table-count="11" meta:image-count="0" meta:object-count="0" meta:page-count="11" meta:paragraph-count="818" meta:word-count="2909" meta:character-count="21688" meta:non-whitespace-character-count="19187"/>
    <meta:template xlink:type="simple" xlink:actuate="onRequest" xlink:title="" xlink:href="Normal.dotm"/>
  </office:meta>
</office:document-meta>
</file>